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3007in" fo:margin-left="0in" table:align="left"/>
    </style:style>
    <style:style style:name="Table1.A" style:family="table-column">
      <style:table-column-properties style:column-width="6.3007in"/>
    </style:style>
    <style:style style:name="Table1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Table_20_Contents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/>
    </style:style>
    <style:style style:name="P6" style:family="paragraph" style:parent-style-name="Table_20_Contents">
      <style:paragraph-properties fo:margin-left="0.0209in" fo:margin-right="0in" fo:margin-top="0in" fo:margin-bottom="0in" loext:contextual-spacing="false" fo:line-height="120%" fo:text-align="justify" style:justify-single-word="false" fo:text-indent="0in" style:auto-text-indent="false" style:writing-mode="lr-tb"/>
    </style:style>
    <style:style style:name="P7" style:family="paragraph" style:parent-style-name="Table_20_Contents" style:list-style-name="L1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able_20_Contents" style:list-style-name="L2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able_20_Contents" style:list-style-name="L3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able_20_Contents" style:list-style-name="L4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able_20_Contents" style:list-style-name="L2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2" style:family="paragraph" style:parent-style-name="Table_20_Contents" style:list-style-name="L4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14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45bbe9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29fc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36ab4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ourier New1" fo:font-size="11pt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ourier New1" fo:font-size="11pt" fo:font-style="normal" style:text-underline-style="none" fo:font-weight="bold" officeooo:rsid="0045bbe9" style:text-blinking="false" fo:background-color="transparent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fo:font-style="italic" fo:font-weight="bold" fo:background-color="transparent" loext:char-shading-value="0"/>
    </style:style>
    <style:style style:name="T13" style:family="text">
      <style:text-properties style:font-name="Courier New1" fo:font-weight="bold"/>
    </style:style>
    <style:style style:name="T14" style:family="text">
      <style:text-properties style:font-name="Courier New1" fo:font-weight="bold" officeooo:rsid="0045bbe9"/>
    </style:style>
    <style:style style:name="T15" style:family="text">
      <style:text-properties officeooo:rsid="00445bb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4">1</text:span><text:span text:style-name="T3">.</text:span><text:span text:style-name="T1"> </text:span><text:span text:style-name="T4">Apagar la luz, o prenderla</text:span></text:p>
      <text:p text:style-name="P3"><text:span text:style-name="T15">En este proyecto tenés que construir</text:span> y probar un procedimiento “<text:span text:style-name="T13">Simular </text:span><text:span text:style-name="T14">i</text:span><text:span text:style-name="T13">nterruptor </text:span><text:span text:style-name="T14">d</text:span><text:span text:style-name="T13">e </text:span><text:span text:style-name="T14">l</text:span><text:span text:style-name="T13">uz</text:span>” que funcione como un interruptor de luz; o sea, prender la luz si está apagada y apagarla si está prendida. Para representar una luz apagada vamos a usar una bolita negra, y para representar una luz prendida vamos a usar una bolita azul. Entonces, los tableros iniciales y sus correspondientes tableros finales pueden ser los siguientes:</text:p>
      <text:p text:style-name="P2"><text:span text:style-name="T8"><draw:frame draw:style-name="fr1" draw:name="Image1" text:anchor-type="as-char" svg:width="2.7563in" svg:height="1.6417in" draw:z-index="0"><draw:image xlink:href="https://lh4.googleusercontent.com/TFGng7ZSaJOjknvDv3LlZzAHptTu5zv7UstgXcRcTHMmcLsOzEizVrFEuE2W7vnpYOrEheWvgeH4FZ6KAxWNgWEeuz7iEv0HRZcLlLSUx_FdbrEEASBxKjvaDHfGP_Vj4gd1urno" xlink:type="simple" xlink:show="embed" xlink:actuate="onLoad" loext:mime-type="image/png"/><svg:title>ApagarLaLuzOPrenderla-Off.png</svg:title></draw:frame></text:span><text:span text:style-name="T8"><text:s text:c="10"/></text:span><text:span text:style-name="T8"><draw:frame draw:style-name="fr1" draw:name="Image2" text:anchor-type="as-char" svg:width="2.7563in" svg:height="1.6417in" draw:z-index="1"><draw:image xlink:href="https://lh4.googleusercontent.com/TFGng7ZSaJOjknvDv3LlZzAHptTu5zv7UstgXcRcTHMmcLsOzEizVrFEuE2W7vnpYOrEheWvgeH4FZ6KAxWNgWEeuz7iEv0HRZcLlLSUx_FdbrEEASBxKjvaDHfGP_Vj4gd1urno" xlink:type="simple" xlink:show="embed" xlink:actuate="onLoad" loext:mime-type="image/png"/></draw:frame></text:span></text:p>
      <text:p text:style-name="P14"><text:span text:style-name="T5">Nuevamente tenemos más de un tablero inicial diferente, y el mismo programa debe funcionar en los dos, aunque solo en los que la celda inicial tenga una bolita azul o una negra y nada más. Pero, ¿cómo hacer para saber si “</text:span><text:span text:style-name="T9">Prender </text:span><text:span text:style-name="T10">l</text:span><text:span text:style-name="T9">a </text:span><text:span text:style-name="T10">l</text:span><text:span text:style-name="T9">uz</text:span><text:span text:style-name="T5">”</text:span><text:span text:style-name="T8"> </text:span><text:span text:style-name="T5">o “</text:span><text:span text:style-name="T9">Apagar </text:span><text:span text:style-name="T10">l</text:span><text:span text:style-name="T9">a </text:span><text:span text:style-name="T10">l</text:span><text:span text:style-name="T9">uz</text:span><text:span text:style-name="T5">”? Una vez más, tenés que explorar el entorno para encontrar las herramientas que hacen falta.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T6">Pastilla:</text:span><text:span text:style-name="T8"> </text:span><text:span text:style-name="T7">Ayuda</text:span></text:p>
            <text:p text:style-name="P4">Para ayudarte en la búsqueda, te puede servir el siguiente diálogo:</text:p>
            <text:list xml:id="list1943066882" text:style-name="L1">
              <text:list-item>
                <text:p text:style-name="P7">¿Cuándo decimos que la luz está prendida? </text:p>
              </text:list-item>
              <text:list-item>
                <text:p text:style-name="P7"><text:s text:c="2"/>Cuando hay una bolita de color azul.</text:p>
              </text:list-item>
            </text:list>
            <text:list xml:id="list2036060948" text:style-name="L2">
              <text:list-item>
                <text:p text:style-name="P11"><text:span text:style-name="T11">Y </text:span><text:span text:style-name="T12">si</text:span><text:span text:style-name="T11"> hay una bolita azul, ¿</text:span><text:span text:style-name="T12">entonces</text:span><text:span text:style-name="T11"> qué hay que hacer?</text:span></text:p>
              </text:list-item>
              <text:list-item>
                <text:p text:style-name="P8"><text:s text:c="2"/>Apagar la luz.</text:p>
              </text:list-item>
            </text:list>
            <text:list xml:id="list2975379416" text:style-name="L3">
              <text:list-item>
                <text:p text:style-name="P9">¿Cómo se apaga la luz?</text:p>
              </text:list-item>
              <text:list-item>
                <text:p text:style-name="P9"><text:s text:c="2"/>Sacando la bolita azul, y poniendo una negra.</text:p>
              </text:list-item>
            </text:list>
            <text:list xml:id="list2111107775" text:style-name="L4">
              <text:list-item>
                <text:p text:style-name="P12"><text:span text:style-name="T11">¿Y </text:span><text:span text:style-name="T12">si no</text:span><text:span text:style-name="T11"> hay una bolita azul?</text:span></text:p>
              </text:list-item>
              <text:list-item>
                <text:p text:style-name="P10"><text:s text:c="2"/>Hay que prender la luz, porque si no hay bolita azul, entonces hay bolita negra, y eso quiere decir que la luz está apagada.</text:p>
              </text:list-item>
            </text:list>
            <text:p text:style-name="P4">¡No te olvides de definir procedimientos para las subtareas!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7T20:28:08.558000000</dc:date>
    <meta:editing-duration>PT4H9M22S</meta:editing-duration>
    <meta:editing-cycles>45</meta:editing-cycles>
    <meta:generator>LibreOffice/6.1.0.3$Windows_X86_64 LibreOffice_project/efb621ed25068d70781dc026f7e9c5187a4decd1</meta:generator>
    <meta:document-statistic meta:table-count="1" meta:image-count="2" meta:object-count="0" meta:page-count="1" meta:paragraph-count="15" meta:word-count="242" meta:character-count="1349" meta:non-whitespace-character-count="1110"/>
  </office:meta>
</office:document-meta>
</file>